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700" officeooo:paragraph-rsid="0013dbe3"/>
    </style:style>
    <style:style style:name="P2" style:family="paragraph" style:parent-style-name="Standard">
      <style:text-properties officeooo:rsid="000ce700" officeooo:paragraph-rsid="0013dbe3" fo:background-color="#fff200"/>
    </style:style>
    <style:style style:name="P3" style:family="paragraph" style:parent-style-name="Standard">
      <style:text-properties officeooo:rsid="000e75a3" officeooo:paragraph-rsid="0013dbe3" fo:background-color="#fff200"/>
    </style:style>
    <style:style style:name="P4" style:family="paragraph" style:parent-style-name="Standard">
      <style:text-properties officeooo:paragraph-rsid="0013dbe3" fo:background-color="#fff200"/>
    </style:style>
    <style:style style:name="P5" style:family="paragraph" style:parent-style-name="Standard">
      <style:text-properties officeooo:rsid="000fbc67" officeooo:paragraph-rsid="0013dbe3" fo:background-color="#fff200"/>
    </style:style>
    <style:style style:name="P6" style:family="paragraph" style:parent-style-name="Standard">
      <style:text-properties officeooo:rsid="000fbe57" officeooo:paragraph-rsid="0013dbe3" fo:background-color="#fff200"/>
    </style:style>
    <style:style style:name="P7" style:family="paragraph" style:parent-style-name="Standard">
      <style:text-properties officeooo:rsid="001246f9" officeooo:paragraph-rsid="00155405" fo:background-color="#fff200"/>
    </style:style>
    <style:style style:name="P8" style:family="paragraph" style:parent-style-name="Standard">
      <style:text-properties officeooo:rsid="0011c53e" officeooo:paragraph-rsid="00155405" fo:background-color="#fff200"/>
    </style:style>
    <style:style style:name="P9" style:family="paragraph" style:parent-style-name="Standard">
      <style:text-properties officeooo:rsid="0012802e" officeooo:paragraph-rsid="00155405" fo:background-color="#fff200"/>
    </style:style>
    <style:style style:name="P10" style:family="paragraph" style:parent-style-name="Standard">
      <style:text-properties officeooo:rsid="001334d4" officeooo:paragraph-rsid="00169620" fo:background-color="#fff200"/>
    </style:style>
    <style:style style:name="P11" style:family="paragraph" style:parent-style-name="Standard">
      <style:text-properties officeooo:rsid="000fbc67" officeooo:paragraph-rsid="0013dbe3"/>
    </style:style>
    <style:style style:name="P12" style:family="paragraph" style:parent-style-name="Standard">
      <style:text-properties officeooo:rsid="0018193e" officeooo:paragraph-rsid="0018193e" fo:background-color="#fff200"/>
    </style:style>
    <style:style style:name="P13" style:family="paragraph" style:parent-style-name="Standard">
      <style:text-properties officeooo:rsid="0018193e" officeooo:paragraph-rsid="001b03fc" fo:background-color="#fff200"/>
    </style:style>
    <style:style style:name="P14" style:family="paragraph" style:parent-style-name="Standard">
      <style:text-properties fo:background-color="#fff200"/>
    </style:style>
    <style:style style:name="P15" style:family="paragraph" style:parent-style-name="Standard">
      <style:text-properties officeooo:paragraph-rsid="0018193e" fo:background-color="#fff200"/>
    </style:style>
    <style:style style:name="P16" style:family="paragraph" style:parent-style-name="Standard">
      <style:text-properties officeooo:rsid="001b03fc" officeooo:paragraph-rsid="001b03fc" fo:background-color="#fff200"/>
    </style:style>
    <style:style style:name="P17" style:family="paragraph" style:parent-style-name="Standard">
      <style:text-properties officeooo:rsid="001b03fc" officeooo:paragraph-rsid="001b3010" fo:background-color="#fff200"/>
    </style:style>
    <style:style style:name="P18" style:family="paragraph" style:parent-style-name="Standard">
      <style:text-properties officeooo:rsid="001bfcc1" officeooo:paragraph-rsid="001bfcc1" fo:background-color="#fff200"/>
    </style:style>
    <style:style style:name="P19" style:family="paragraph" style:parent-style-name="Standard">
      <style:text-properties officeooo:rsid="001bfcc1" officeooo:paragraph-rsid="001d0265" fo:background-color="#fff200"/>
    </style:style>
    <style:style style:name="P20" style:family="paragraph" style:parent-style-name="Standard">
      <style:text-properties officeooo:rsid="001e33d9" officeooo:paragraph-rsid="001e33d9" fo:background-color="#fff200"/>
    </style:style>
    <style:style style:name="P21" style:family="paragraph" style:parent-style-name="Standard">
      <style:text-properties officeooo:rsid="000e75a3" officeooo:paragraph-rsid="001e33d9" fo:background-color="#fff200"/>
    </style:style>
    <style:style style:name="P22" style:family="paragraph" style:parent-style-name="Standard">
      <style:text-properties officeooo:rsid="001febc3" officeooo:paragraph-rsid="001febc3" fo:background-color="#fff200"/>
    </style:style>
    <style:style style:name="P23" style:family="paragraph" style:parent-style-name="Standard">
      <style:text-properties officeooo:rsid="001febc3" officeooo:paragraph-rsid="00210b4d" fo:background-color="#fff200"/>
    </style:style>
    <style:style style:name="P24" style:family="paragraph" style:parent-style-name="Standard">
      <style:text-properties officeooo:rsid="001febc3" officeooo:paragraph-rsid="0022fd4d" fo:background-color="#fff200"/>
    </style:style>
    <style:style style:name="P25" style:family="paragraph" style:parent-style-name="Standard">
      <style:text-properties officeooo:rsid="001febc3" officeooo:paragraph-rsid="002387fc" fo:background-color="#fff200"/>
    </style:style>
    <style:style style:name="P26" style:family="paragraph" style:parent-style-name="Standard">
      <style:text-properties officeooo:rsid="002387fc" officeooo:paragraph-rsid="002387fc" fo:background-color="#fff200"/>
    </style:style>
    <style:style style:name="P27" style:family="paragraph" style:parent-style-name="Standard">
      <style:text-properties officeooo:paragraph-rsid="001baf56"/>
    </style:style>
    <style:style style:name="P28" style:family="paragraph" style:parent-style-name="Standard">
      <style:text-properties officeooo:paragraph-rsid="001bfcc1"/>
    </style:style>
    <style:style style:name="P29" style:family="paragraph" style:parent-style-name="Standard">
      <style:text-properties officeooo:paragraph-rsid="002387fc"/>
    </style:style>
    <style:style style:name="T1" style:family="text">
      <style:text-properties fo:background-color="#fff200" loext:char-shading-value="0"/>
    </style:style>
    <style:style style:name="T2" style:family="text">
      <style:text-properties officeooo:rsid="001b03fc" fo:background-color="#fff200" loext:char-shading-value="0"/>
    </style:style>
    <style:style style:name="T3" style:family="text">
      <style:text-properties officeooo:rsid="001baf56" fo:background-color="#fff200" loext:char-shading-value="0"/>
    </style:style>
    <style:style style:name="T4" style:family="text">
      <style:text-properties officeooo:rsid="000f477a"/>
    </style:style>
    <style:style style:name="T5" style:family="text">
      <style:text-properties officeooo:rsid="0013bd23"/>
    </style:style>
    <style:style style:name="T6" style:family="text">
      <style:text-properties officeooo:rsid="0013581b"/>
    </style:style>
    <style:style style:name="T7" style:family="text">
      <style:text-properties officeooo:rsid="001b03fc"/>
    </style:style>
    <style:style style:name="T8" style:family="text">
      <style:text-properties officeooo:rsid="001b3010"/>
    </style:style>
    <style:style style:name="T9" style:family="text">
      <style:text-properties officeooo:rsid="001d0265"/>
    </style:style>
    <style:style style:name="T10" style:family="text">
      <style:text-properties officeooo:rsid="001e33d9"/>
    </style:style>
    <style:style style:name="T11" style:family="text">
      <style:text-properties officeooo:rsid="0022fd4d"/>
    </style:style>
    <style:style style:name="T12" style:family="text">
      <style:text-properties officeooo:rsid="002387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ong positive#################################</text:p>
      <text:p text:style-name="Standard"/>
      <text:p text:style-name="Standard">Predicted: negative</text:p>
      <text:p text:style-name="Standard"/>
      <text:p text:style-name="Standard">Gold label: positive</text:p>
      <text:p text:style-name="Standard"/>
      <text:p text:style-name="Standard">Doc: </text:p>
      <text:p text:style-name="Standard">[('yes', 'DEFAULT'), (',', 'DEFAULT'), ('raul', 'DEFAULT'), ('castro', 'DEFAULT'), ('still', 'R'), ('charge', 'N'), (',', 'DEFAULT'), ('hes', 'DEFAULT'), ('warming', 'V'), ('obama', 'DEFAULT'), ('admins', 'N'), ('offerings', 'N'), ('normalcy', 'N'), ('relations', 'N'), ('.', 'DEFAULT')]</text:p>
      <text:p text:style-name="Standard"/>
      <text:p text:style-name="P8">RL: adding proper name to this document would proably reinforce the decision as negative… warming as verb was somehow not judged as a positive feature...</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obamacare', 'DEFAULT'), ('mother', 'N'), ('able', 'A'), ('health', 'N'), ('insurance', 'N'), ('first', 'A'), ('time', 'N'), ('genericnumber', 'DEFAULT'), ('years', 'N'), ('.', 'DEFAULT')]</text:p>
      <text:p text:style-name="Standard"/>
      <text:p text:style-name="P13">RL: The background to classify this document as a positive is missing. We know that many people were not able to afford an health insurance before <text:s/>Obama care, so a mother able to afford one is a positive messsage. <text:span text:style-name="T7">Remark about proper nouns (obamacare) still holds.</text:span></text:p>
      <text:p text:style-name="P14"/>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mcconnell', 'DEFAULT'), ('minority', 'A'), ('leader', 'N'), ('obamacare', 'DEFAULT'), ('passed', 'V'), ('?', 'DEFAULT'), ('riight', 'A'), ('😂', 'DEFAULT')]</text:p>
      <text:p text:style-name="Standard"/>
      <text:p text:style-name="P12">RL: The emoticon could have helped to classify this as a positive. The token “riight” was probably something like “riiiiiiiight” where the repetition of letters emphasis a polarized sentiment (postitive or negative). <text:span text:style-name="T7">Remark about proper nouns (obamacare) still holds</text:span></text:p>
      <text:p text:style-name="P15"/>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text:soft-page-break/>[('us', 'DEFAULT'), ('democrats', 'N'), (',', 'DEFAULT'), ('obamacare', 'DEFAULT'), ('badge', 'N'), ('honor', 'N'), ('.', 'DEFAULT'), ('..', 'DEFAULT'), ('#kathleensebelius', 'DEFAULT'), ('#aphorism', 'DEFAULT'), ('http://genericurl.com', 'DEFAULT')]</text:p>
      <text:p text:style-name="Standard"/>
      <text:p text:style-name="P16">RL: “badge honor” should have helped to classify this as a positive document. Remark about proper nouns (obamacare) still holds</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ask', 'V'), ('leaders', 'N'), ('globally', 'R'), ('obamacare', 'DEFAULT'), ('.', 'DEFAULT')]</text:p>
      <text:p text:style-name="Standard"/>
      <text:p text:style-name="P16">RL: without the knowledge about obamacare , this is just hard to classify</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obamacare', 'DEFAULT')]</text:p>
      <text:p text:style-name="Standard"/>
      <text:p text:style-name="P17">RL: without the knowledge about obamacare , this is just hard to classify. <text:span text:style-name="T8">The repetition of User Name could also be a sign of positivity.</text:span></text:p>
      <text:p text:style-name="P17"/>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things', 'N'), ('certainly', 'R'), ('better', 'A'), ('insurance', 'N'), ('pharma', 'DEFAULT'), ('execs', 'N'), ('making', 'V'), ('bank', 'N'), ('obamacare', 'DEFAULT')]</text:p>
      <text:p text:style-name="Standard"/>
      <text:p text:style-name="P27"><text:span text:style-name="T2">RL: </text:span><text:span text:style-name="T3">pharma should have been tagged as a Noun. From a human perspective, this is also hard to disguish this document as a positive.</text:span></text:p>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text:soft-page-break/>[('something', 'N'), ('fight', 'V'), (':', 'DEFAULT'), ('schumer', 'DEFAULT'), (',', 'DEFAULT'), ('pelosi', 'DEFAULT'), ('throw', 'V'), ('gauntlet', 'N'), ('@genericuser', 'DEFAULT'), ('plan', 'V'), ('privatize', 'V'), (',', 'DEFAULT'), ('voucherize', 'N'), ('med', 'N'), ('…', 'DEFAULT'), ('http://genericurl.com', 'DEFAULT')]</text:p>
      <text:p text:style-name="Standard"/>
      <text:p text:style-name="P18">RL: Same remark as before about proper nouns: “Pelozi” token would have maybe helped classify this as a positive</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pas', 'DEFAULT'), ('@genericuser', 'DEFAULT'), ('tapped', 'V'), ('co-chair', 'N'), ('democratic', 'A'), ('policy', 'N'), ('&amp;', 'DEFAULT'), ('comms', 'N'), ('committee', 'N'), ('--', 'DEFAULT'), ('step', 'V'), ('right', 'A'), ('direction', 'N'), ('genericnumber', 'DEFAULT'), ('party', 'N'), ('.', 'DEFAULT'), ('http://genericurl.com', 'DEFAULT')]</text:p>
      <text:p text:style-name="Standard"/>
      <text:p text:style-name="P18">RL: Surprisingly, “step (in the ) right direction” did not help to get a positive label... </text:p>
      <text:p text:style-name="P28"/>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 'DEFAULT'), ('pre-persona', 'N'), ('genericnumber', 'N'), ('timeline', 'N'), ('!', 'DEFAULT'), ('-', 'DEFAULT'), ('multiverse', 'N'), ('?', 'DEFAULT'), ('big', 'A'), ('family', 'N'), ('!', 'DEFAULT'), ('-', 'DEFAULT'), ('occasional', 'A'), ('writer', 'N'), ('bluff', 'N'), ('.', 'DEFAULT'), ('-', 'DEFAULT'), ('detailed', 'A'), ('ar', 'V'), ('…', 'DEFAULT'), ('http://genericurl.com', 'DEFAULT')]</text:p>
      <text:p text:style-name="Standard"/>
      <text:p text:style-name="P19">RL: <text:span text:style-name="T9">Hard to categorize. Maybe the punctuation (question marks, exclamation could have helped here)</text:span></text:p>
      <text:p text:style-name="Standard"/>
      <text:p text:style-name="Standard">#################################</text:p>
      <text:p text:style-name="Standard"/>
      <text:p text:style-name="Standard">#################################End Wrong positive##########################</text:p>
      <text:p text:style-name="Standard"/>
      <text:p text:style-name="Standard">#################################Wrong negative#################################</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genericuser', 'DEFAULT'), ('bank', 'N'), ('bailouts', 'N'), ('.', 'DEFAULT'), ('thing', 'N'), ('happened', 'V'), ('obama', 'DEFAULT'), ('admin', 'N'), ('.', 'DEFAULT')]</text:p>
      <text:p text:style-name="Standard"><text:soft-page-break/></text:p>
      <text:p text:style-name="P2">RL: The 3 Twitter users (@genericuser) is a mark of some kind of excitement / agitation. This mark alone should have disqualified the entry for the neutral class.</text:p>
      <text:p text:style-name="P2"/>
      <text:p text:style-name="P1"><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 'A'), (':', 'DEFAULT'), ('trumps', 'V'), ('pick', 'V'), ('secretary', 'N'), ('education', 'N'), ('sister', 'N'), ('blackwater', 'DEFAULT'), ('founderold', 'DEFAULT'), (':', 'DEFAULT'), ('half', 'N'), ('muslim', 'A'), ('brotherhood', 'N'), ('works', 'V'), ('obama', 'DEFAULT'), ('admin', 'N'), ('!..', 'DEFAULT')]</text:p>
      <text:p text:style-name="Standard"/>
      <text:p text:style-name="P3">RL: A tweet during Trump’s presidential campaign; many proper noun (Trump, Obama) could have helped to classify this as negative</text:p>
      <text:p text:style-name="P4"/>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wikileaks', 'DEFAULT'), ('releases', 'N'), ('yemen', 'DEFAULT'), ('files', 'N'), (':', 'DEFAULT'), ('evidence', 'N'), ('hillary', 'DEFAULT'), ('obama', 'DEFAULT'), ('admin', 'N'), ('funding', 'V'), ('coup', 'N'), ('displaced', 'V'), ('genericnumber', 'DEFAULT'), ('million', 'DEFAULT'), ('people', 'N'), ('.…', 'DEFAULT'), ('http://genericurl.com', 'DEFAULT')]</text:p>
      <text:p text:style-name="Standard"/>
      <text:p text:style-name="P3">RL: “<text:span text:style-name="T4">Fake news”, with many proper nouns associated with that. Difficult to classify this without the knowledge of the political background</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convention', 'N'), ('started', 'V'), ('help', 'V'), ('take', 'V'), ('back', 'DEFAULT'), ('control', 'N'), ('obama', 'DEFAULT'), ('admin', 'N'), ('big', 'A'), ('gov', 'N'), (',', 'DEFAULT'), ('gop', 'N'), ('try', 'V'), ('take', 'V'), ('power', 'N'), ('trump', 'DEFAULT')]</text:p>
      <text:p text:style-name="Standard"/>
      <text:p text:style-name="P5"><text:soft-page-break/>RL: polarizing tweet obama vs trump, same remark as previously concerning proper name, and the repetition of twitter user.</text:p>
      <text:p text:style-name="P5"/>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im', 'DEFAULT'), ('really', 'R'), ('asking', 'V'), ('.', 'DEFAULT'), ('gop', 'N'), ('leaders', 'N'), ('demanding', 'V'), ('investigations', 'N'), ('?', 'DEFAULT'), ('matter', 'N'), (',', 'DEFAULT'), ('anyone', 'N'), ('obama', 'DEFAULT'), ('admin', 'N'), ('pledging', 'V'), ('action', 'N'), ('?', 'DEFAULT'), ('genericnumber/', 'DEFAULT')]</text:p>
      <text:p text:style-name="Standard"/>
      <text:p text:style-name="P6">RL: Wrong tagging ‘im’ is the contraction of “I am”, should be tagged as Verb. Matter here is probably a verb =&gt; the whole sentence was not written completely “does it matter? Anyone?” same remark with proper name.</text:p>
      <text:p text:style-name="P4"/>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obama', 'DEFAULT'), ('admin', 'N'), ('reverted', 'V'), ('days', 'N'), ('rs', 'DEFAULT'), ('would', 'V'), ('spit', 'V'), ('face', 'N'), ('hed', 'V'), ('ask', 'V'), ('concerns', 'N'), ('.', 'DEFAULT'), ('back', 'R'), ('genericnumber', 'DEFAULT'), ('fight', 'N')]</text:p>
      <text:p text:style-name="Standard"/>
      <text:p text:style-name="P7">RL: Remark abou<text:span text:style-name="T5">t</text:span> proper nouns still holding. Surprisingly, the combination of “spit” “face” was not identified as negative.</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u.s.', 'DEFAULT'), ('officials', 'DEFAULT'), ('defend', 'V'), ('integrity', 'N'), ('vote', 'N'), (',', 'DEFAULT'), ('despite', 'DEFAULT'), ('hacking', 'A'), ('fears', 'N'), ('http://genericurl.com', 'DEFAULT'), ('/maybe', 'R'), ('obama', 'DEFAULT'), ('admin', 'N'), ('.', 'DEFAULT'), ('mind', 'V'), ('business', 'N'), ('--', 'DEFAULT')]</text:p>
      <text:p text:style-name="Standard"/>
      <text:p text:style-name="P10">RL: Wrong Tagging of “officials” should be a noun. “/maybe” and “--” shows that the preprocessing part might still be not completely working effectively</text:p>
      <text:p text:style-name="Standard"/>
      <text:p text:style-name="Standard">#################################</text:p>
      <text:p text:style-name="Standard"/>
      <text:p text:style-name="Standard">Predicted: neutral</text:p>
      <text:p text:style-name="Standard"><text:soft-page-break/></text:p>
      <text:p text:style-name="Standard">Gold label: negative</text:p>
      <text:p text:style-name="Standard"/>
      <text:p text:style-name="Standard">Doc: </text:p>
      <text:p text:style-name="Standard">[('gop', 'N'), ('spent', 'V'), ('last', 'A'), ('genericnumber', 'N'), ('years', 'N'), ('blocking', 'V'), ('every', 'DEFAULT'), ('possible', 'A'), ('move', 'N'), ('obama', 'DEFAULT'), ('admin', 'N'), ('could', 'V'), ('make', 'V'), (',', 'DEFAULT'), ('watering', 'V'), ('laws', 'N'), ('special', 'A'), ('interests(ie', 'N'), ('aca', 'DEFAULT'), (')', 'DEFAULT')]</text:p>
      <text:p text:style-name="Standard"/>
      <text:p text:style-name="P20">RL: Same remark about proper nouns (obama admi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onald', 'DEFAULT'), ('trump', 'DEFAULT'), (',', 'DEFAULT'), ('chuck', 'DEFAULT'), ('todd', 'DEFAULT'), ('agree', 'V'), (':', 'DEFAULT'), ('trust', 'N'), ('feds', 'DEFAULT'), ('handling', 'V'), ('ebola', 'N'), ('obama', 'DEFAULT'), ('admin', 'N'), ('scandals', 'N'), ('http://genericurl.com', 'DEFAULT')]</text:p>
      <text:p text:style-name="Standard"/>
      <text:p text:style-name="P21">RL: <text:span text:style-name="T10">Typical </text:span>“<text:span text:style-name="T4">Fake news”, with many proper nouns associated with that. </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amned', 'A'), ('trump', 'N'), ('admin', 'N'), ('..', 'DEFAULT'), ('oh', 'DEFAULT'), (',', 'DEFAULT'), ('wait', 'V'), (',', 'DEFAULT'), ('still', 'R'), ('obama', 'DEFAULT'), (':', 'DEFAULT'), ('army', 'N'), ('corps', 'N'), ('engineers', 'N'), ('tells', 'V'), ('pipeline', 'N'), ('protesters', 'N'), ('leave', 'V'), ('camp', 'N'), ('dec', 'DEFAULT'), ('.', 'DEFAULT'), ('genericnumber', 'DEFAULT'), ('http://genericurl.com', 'DEFAULT')]</text:p>
      <text:p text:style-name="Standard"/>
      <text:p text:style-name="P21">RL: <text:span text:style-name="T10">Sarcasm not detected</text:span></text:p>
      <text:p text:style-name="Standard"/>
      <text:p text:style-name="Standard">#################################</text:p>
      <text:p text:style-name="Standard"/>
      <text:p text:style-name="Standard">#################################End Wrong negativ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rong neutral#################################</text:p>
      <text:p text:style-name="Standard"/>
      <text:p text:style-name="Standard">Predicted: negative</text:p>
      <text:p text:style-name="Standard"/>
      <text:p text:style-name="Standard">Gold label: neutral</text:p>
      <text:p text:style-name="Standard"/>
      <text:p text:style-name="Standard">Doc: </text:p>
      <text:p text:style-name="Standard">[('@genericuser', 'DEFAULT'), ('bush', 'DEFAULT'), ('admin', 'N'), ('approved', 'V'), ('bailout', 'N'), ('obama', 'DEFAULT'), ('took', 'V'), ('office', 'N'), ('.', 'DEFAULT'), ('hate', 'V'), ('trump', 'N'), ('prob', 'V'), ('hate', 'V'), ('facts', 'N'), ('🇺🇸🐸', 'DEFAULT'), ('#swamp', 'N')]</text:p>
      <text:p text:style-name="Standard"/>
      <text:p text:style-name="P3">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4"/>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favorite', 'A'), ('mannequin', 'N'), ('challenge', 'N'), ('obama', 'DEFAULT'), ('admin', 'N'), ('standing', 'V'), ('still', 'R'), ('human', 'A'), ('rights', 'N'), ('atrocities', 'N'), ('take', 'V'), ('place', 'N'), ('standing', 'V'), ('rock', 'N'), ('(&amp;', 'DEFAULT'), ('flint', 'DEFAULT'), (')', 'DEFAULT'), ('-beydoun', 'DEFAULT')]</text:p>
      <text:p text:style-name="Standard"/>
      <text:p text:style-name="P5">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11"/>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obama', 'DEFAULT'), ('#trump', 'DEFAULT'), ('#love', 'V'), ('#hillary', 'DEFAULT'), ('#bernie', 'DEFAULT'), ('whats', 'DEFAULT'), ('going', 'V'), ('obama', 'DEFAULT'), ('admin', 'N'), ('continue', 'V'), ('hillary', 'DEFAULT'), ('…', 'DEFAULT'), ('http://genericurl.com', 'DEFAULT')]</text:p>
      <text:p text:style-name="Standard"/>
      <text:p text:style-name="Standard"/>
      <text:p text:style-name="P9">RL:Probably, the word “admin” has been seen in many documents <text:span text:style-name="T6">criticizing</text:span> Obama, this is why the document is classified as negative…</text:p>
      <text:p text:style-name="Standard">#################################</text:p>
      <text:p text:style-name="Standard"/>
      <text:p text:style-name="Standard">Predicted: negative</text:p>
      <text:p text:style-name="Standard"><text:soft-page-break/></text:p>
      <text:p text:style-name="Standard">Gold label: neutral</text:p>
      <text:p text:style-name="Standard"/>
      <text:p text:style-name="Standard">Doc: </text:p>
      <text:p text:style-name="Standard">[('@genericuser', 'DEFAULT'), ('regarding', 'V'), ('article', 'N'), ('obama', 'DEFAULT'), ('admin', 'N'), ('.', 'DEFAULT'), ('view', 'V'), ('recount', 'N'), (':', 'DEFAULT'), ('election', 'N'), ('result', 'N'), ('american', 'DEFAULT'), ('people', 'N'), (';', 'DEFAULT'), ('fraction', 'N'), ('.', 'DEFAULT')]</text:p>
      <text:p text:style-name="Standard"/>
      <text:p text:style-name="P22">RL: With all the polarized tweets around the elections, not sure proper nouns would actually help...</text:p>
      <text:p text:style-name="P14"/>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end', 'N'), ('clinton', 'DEFAULT'), ('admin', 'N'), (':', 'DEFAULT'), ('surplusend', 'N'), ('gwbs', 'DEFAULT'), (':', 'DEFAULT'), ('great', 'A'), ('recessionend', 'N'), ('obamas', 'DEFAULT'), (':', 'DEFAULT'), ('unemployment', 'N'), ('hovering', 'V'), ('genericnumber%end', 'N'), ('trumps', 'N'), (':', 'DEFAULT'), ('..', 'DEFAULT'), ('#isenseapattern', 'DEFAULT')]</text:p>
      <text:p text:style-name="Standard"/>
      <text:p text:style-name="P22">RL: Not sure this is a neutral document, I sense some sarcasm here, it could be a negative document. Still, it won’t help to correct the positive prediction</text:p>
      <text:p text:style-name="P14"/>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yes', 'DEFAULT'), (',', 'DEFAULT'), ('yes', 'DEFAULT'), (',', 'DEFAULT'), ('yes', 'DEFAULT'), ('!', 'DEFAULT'), ('billion', 'DEFAULT'), ('times', 'N'), ('yes', 'DEFAULT'), ('.', 'DEFAULT'), ('say', 'V'), ('daughters', 'N'), ('autism', 'N'), ('could', 'V'), ('lose', 'V'), ('coverage', 'N'), ('therapy', 'N'), ('.', 'DEFAULT'), ('#aca', 'DEFAULT'), ('…', 'DEFAULT'), ('http://genericurl.com', 'DEFAULT')]</text:p>
      <text:p text:style-name="Standard"/>
      <text:p text:style-name="P23">RL: Not sure this is a neutral document, it could be a negative document. Still, it won’t help to correct the positive prediction</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genericnumber', 'R'), ('legitimate', 'A'), ('reasons', 'N'), ('obamacare', 'DEFAULT'), ('whatever', 'DEFAULT'), ('thanks', 'N'), ('obamas', 'DEFAULT'), ('ya', 'DEFAULT'), ('got', 'V'), ('😂', 'DEFAULT'), ('http://genericurl.com', 'DEFAULT')]</text:p>
      <text:p text:style-name="Standard"/>
      <text:p text:style-name="Standard"/>
      <text:p text:style-name="P24"><text:soft-page-break/>RL: Not sure this is a neutral document, it <text:span text:style-name="T11">sh</text:span>ould be a <text:span text:style-name="T11">positive</text:span> document. </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genericuser', 'DEFAULT'), ('@genericuser', 'DEFAULT'), ('sucks', 'V'), ('obamacare', 'DEFAULT'), ('repub', 'A'), ('idea', 'N'), ('birth', 'N'), ('heritage', 'N'), ('foundation', 'N'), (',', 'DEFAULT'), ('&amp;', 'DEFAULT'), ('stimulus', 'N'), ('passed', 'V'), ('repub', 'N'), ('potus', 'N')]</text:p>
      <text:p text:style-name="Standard"/>
      <text:p text:style-name="P25">RL: Not sure this is a neutral document, it <text:span text:style-name="T11">sh</text:span>ould be a <text:span text:style-name="T12">neutral</text:span> document. </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interesting', 'A'), ('us', 'DEFAULT'), ('see', 'V'), ('latin', 'DEFAULT'), ('america', 'DEFAULT'), ('.', 'DEFAULT'), ('ice', 'N'), ('cream', 'N'), ('really', 'R'), ('good', 'A'), ('health', 'N'), ('system', 'N'), ('.', 'DEFAULT'), ('get', 'V'), ('cuba', 'DEFAULT'), ('run', 'V'), ('obamacare', 'DEFAULT'), ('.', 'DEFAULT')]</text:p>
      <text:p text:style-name="Standard"/>
      <text:p text:style-name="P26">RL: No particular idea for this one</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even', 'R'), ('obama', 'DEFAULT'), ('way', 'N'), ('.', 'DEFAULT'), ('nodapl', 'DEFAULT'), ('silent', 'A'), ('.', 'DEFAULT'), ('drones', 'V'), ('silent', 'A'), ('.', 'DEFAULT'), ('ehh', 'DEFAULT'), ('obamacare', 'DEFAULT'), ('.', 'DEFAULT'), ('hard', 'A'), ('figure', 'V')]</text:p>
      <text:p text:style-name="Standard"/>
      <text:p text:style-name="P26">RL: Possibly wrong gold label? Also sounds negative for me...</text:p>
      <text:p text:style-name="P29"/>
      <text:p text:style-name="Standard"/>
      <text:p text:style-name="Standard">#################################</text:p>
      <text:p text:style-name="Standard"/>
      <text:p text:style-name="Standard">#################################End Wrong neut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55:49.916293143</meta:creation-date>
    <dc:date>2019-02-26T12:17:09.699004211</dc:date>
    <meta:editing-duration>PT1H8M49S</meta:editing-duration>
    <meta:editing-cycles>16</meta:editing-cycles>
    <meta:generator>LibreOffice/6.0.7.3$Linux_X86_64 LibreOffice_project/00m0$Build-3</meta:generator>
    <meta:document-statistic meta:table-count="0" meta:image-count="0" meta:object-count="0" meta:page-count="9" meta:paragraph-count="187" meta:word-count="1859" meta:character-count="16091" meta:non-whitespace-character-count="14387"/>
  </office:meta>
</office:document-meta>
</file>